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27497" calcext:value-type="float">
            <text:p>274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1807" calcext:value-type="float">
            <text:p>218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2622" calcext:value-type="float">
            <text:p>226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table:formula="of:=AVERAGE([.C1]+[.G1]+[.K1]+[.C13]+[.G13]+[.K13]+[.C25]+[.G25]+[.K25]+[.C38]+[.G38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81313" calcext:value-type="float">
            <text:p>3813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24.06</text:p>
          </table:table-cell>
          <table:table-cell/>
          <table:table-cell office:value-type="float" office:value="331856" calcext:value-type="float">
            <text:p>331856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331854" calcext:value-type="float">
            <text:p>331854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 table:number-columns-repeated="2"/>
        </table:table-row>
        <table:table-row table:style-name="ro1">
          <table:table-cell office:value-type="float" office:value="1324644" calcext:value-type="float">
            <text:p>132464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24562" calcext:value-type="float">
            <text:p>13245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25027" calcext:value-type="float">
            <text:p>13250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 table:number-columns-repeated="2"/>
        </table:table-row>
        <table:table-row table:style-name="ro1">
          <table:table-cell office:value-type="float" office:value="2985764" calcext:value-type="float">
            <text:p>298576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2057" calcext:value-type="float">
            <text:p>29820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2849" calcext:value-type="float">
            <text:p>29828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 table:number-columns-repeated="2"/>
        </table:table-row>
        <table:table-row table:style-name="ro1">
          <table:table-cell office:value-type="float" office:value="5322913" calcext:value-type="float">
            <text:p>532291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21460" calcext:value-type="float">
            <text:p>532146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21472" calcext:value-type="float">
            <text:p>53214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 table:number-columns-repeated="2"/>
        </table:table-row>
        <table:table-row table:style-name="ro1">
          <table:table-cell office:value-type="float" office:value="8284306" calcext:value-type="float">
            <text:p>82843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90759" calcext:value-type="float">
            <text:p>82907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97728" calcext:value-type="float">
            <text:p>82977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 table:number-columns-repeated="2"/>
        </table:table-row>
        <table:table-row table:style-name="ro1">
          <table:table-cell office:value-type="float" office:value="11966558" calcext:value-type="float">
            <text:p>1196655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73504" calcext:value-type="float">
            <text:p>119735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60143" calcext:value-type="float">
            <text:p>1196014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 table:number-columns-repeated="2"/>
        </table:table-row>
        <table:table-row table:style-name="ro1">
          <table:table-cell office:value-type="float" office:value="16256314" calcext:value-type="float">
            <text:p>16256314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63375" calcext:value-type="float">
            <text:p>1626337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59012" calcext:value-type="float">
            <text:p>1625901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 table:number-columns-repeated="2"/>
        </table:table-row>
        <table:table-row table:style-name="ro1">
          <table:table-cell office:value-type="float" office:value="21588585" calcext:value-type="float">
            <text:p>2158858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1601534" calcext:value-type="float">
            <text:p>2160153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1567631" calcext:value-type="float">
            <text:p>2156763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 table:number-columns-repeated="2"/>
        </table:table-row>
        <table:table-row table:style-name="ro1">
          <table:table-cell office:value-type="float" office:value="26891486" calcext:value-type="float">
            <text:p>2689148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6874199" calcext:value-type="float">
            <text:p>2687419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6874679" calcext:value-type="float">
            <text:p>2687467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 table:number-columns-repeated="2"/>
        </table:table-row>
        <table:table-row table:style-name="ro1">
          <table:table-cell office:value-type="float" office:value="33287095" calcext:value-type="float">
            <text:p>3328709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304556" calcext:value-type="float">
            <text:p>3330455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291592" calcext:value-type="float">
            <text:p>3329159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1340" calcext:value-type="float">
            <text:p>213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4145" calcext:value-type="float">
            <text:p>241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 table:number-columns-repeated="2"/>
        </table:table-row>
        <table:table-row table:style-name="ro1">
          <table:table-cell office:value-type="float" office:value="331854" calcext:value-type="float">
            <text:p>331854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331730" calcext:value-type="float">
            <text:p>331730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332069" calcext:value-type="float">
            <text:p>332069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 table:number-columns-repeated="2"/>
        </table:table-row>
        <table:table-row table:style-name="ro1">
          <table:table-cell office:value-type="float" office:value="1325027" calcext:value-type="float">
            <text:p>13250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28018" calcext:value-type="float">
            <text:p>13280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30897" calcext:value-type="float">
            <text:p>13308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 table:number-columns-repeated="2"/>
        </table:table-row>
        <table:table-row table:style-name="ro1">
          <table:table-cell office:value-type="float" office:value="2982849" calcext:value-type="float">
            <text:p>298284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9847" calcext:value-type="float">
            <text:p>29898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2276" calcext:value-type="float">
            <text:p>29822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 table:number-columns-repeated="2"/>
        </table:table-row>
        <table:table-row table:style-name="ro1">
          <table:table-cell office:value-type="float" office:value="5321472" calcext:value-type="float">
            <text:p>53214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29759" calcext:value-type="float">
            <text:p>532975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20969" calcext:value-type="float">
            <text:p>532096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 table:number-columns-repeated="2"/>
        </table:table-row>
        <table:table-row table:style-name="ro1">
          <table:table-cell office:value-type="float" office:value="8297728" calcext:value-type="float">
            <text:p>82977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94570" calcext:value-type="float">
            <text:p>82945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89851" calcext:value-type="float">
            <text:p>82898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 table:number-columns-repeated="2"/>
        </table:table-row>
        <table:table-row table:style-name="ro1">
          <table:table-cell office:value-type="float" office:value="11960143" calcext:value-type="float">
            <text:p>1196014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57929" calcext:value-type="float">
            <text:p>1195792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83704" calcext:value-type="float">
            <text:p>119837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 table:number-columns-repeated="2"/>
        </table:table-row>
        <table:table-row table:style-name="ro1">
          <table:table-cell office:value-type="float" office:value="16259012" calcext:value-type="float">
            <text:p>1625901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59654" calcext:value-type="float">
            <text:p>16259654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65369" calcext:value-type="float">
            <text:p>1626536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 table:number-columns-repeated="2"/>
        </table:table-row>
        <table:table-row table:style-name="ro1">
          <table:table-cell office:value-type="float" office:value="21567631" calcext:value-type="float">
            <text:p>2156763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1580951" calcext:value-type="float">
            <text:p>2158095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5394541" calcext:value-type="float">
            <text:p>2539454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 table:number-columns-repeated="2"/>
        </table:table-row>
        <table:table-row table:style-name="ro1">
          <table:table-cell office:value-type="float" office:value="26874679" calcext:value-type="float">
            <text:p>2687467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7438293" calcext:value-type="float">
            <text:p>27438293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6890331" calcext:value-type="float">
            <text:p>2689033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 table:number-columns-repeated="2"/>
        </table:table-row>
        <table:table-row table:style-name="ro1">
          <table:table-cell office:value-type="float" office:value="33291592" calcext:value-type="float">
            <text:p>3329159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275293" calcext:value-type="float">
            <text:p>3327529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312665" calcext:value-type="float">
            <text:p>3331266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3869" calcext:value-type="float">
            <text:p>238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2552" calcext:value-type="float">
            <text:p>225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3080" calcext:value-type="float">
            <text:p>230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 table:number-columns-repeated="2"/>
        </table:table-row>
        <table:table-row table:style-name="ro1">
          <table:table-cell office:value-type="float" office:value="331808" calcext:value-type="float">
            <text:p>331808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331895" calcext:value-type="float">
            <text:p>331895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330692" calcext:value-type="float">
            <text:p>330692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 table:number-columns-repeated="2"/>
        </table:table-row>
        <table:table-row table:style-name="ro1">
          <table:table-cell office:value-type="float" office:value="1324921" calcext:value-type="float">
            <text:p>132492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25280" calcext:value-type="float">
            <text:p>13252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56848" calcext:value-type="float">
            <text:p>13568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 table:number-columns-repeated="2"/>
        </table:table-row>
        <table:table-row table:style-name="ro1">
          <table:table-cell office:value-type="float" office:value="2983047" calcext:value-type="float">
            <text:p>298304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4784" calcext:value-type="float">
            <text:p>298478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2336" calcext:value-type="float">
            <text:p>298233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 table:number-columns-repeated="2"/>
        </table:table-row>
        <table:table-row table:style-name="ro1">
          <table:table-cell office:value-type="float" office:value="5319026" calcext:value-type="float">
            <text:p>53190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26478" calcext:value-type="float">
            <text:p>532647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16896" calcext:value-type="float">
            <text:p>53168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 table:number-columns-repeated="2"/>
        </table:table-row>
        <table:table-row table:style-name="ro1">
          <table:table-cell office:value-type="float" office:value="8288387" calcext:value-type="float">
            <text:p>82883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96142" calcext:value-type="float">
            <text:p>82961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90745" calcext:value-type="float">
            <text:p>82907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 table:number-columns-repeated="2"/>
        </table:table-row>
        <table:table-row table:style-name="ro1">
          <table:table-cell office:value-type="float" office:value="11965927" calcext:value-type="float">
            <text:p>1196592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53428" calcext:value-type="float">
            <text:p>1195342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57267" calcext:value-type="float">
            <text:p>1195726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 table:number-columns-repeated="2"/>
        </table:table-row>
        <table:table-row table:style-name="ro1">
          <table:table-cell office:value-type="float" office:value="16271055" calcext:value-type="float">
            <text:p>1627105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66882" calcext:value-type="float">
            <text:p>1626688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53928" calcext:value-type="float">
            <text:p>1625392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 table:number-columns-repeated="2"/>
        </table:table-row>
        <table:table-row table:style-name="ro1">
          <table:table-cell office:value-type="float" office:value="21923527" calcext:value-type="float">
            <text:p>2192352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1582292" calcext:value-type="float">
            <text:p>215822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1565509" calcext:value-type="float">
            <text:p>215655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 table:number-columns-repeated="2"/>
        </table:table-row>
        <table:table-row table:style-name="ro1">
          <table:table-cell office:value-type="float" office:value="26889353" calcext:value-type="float">
            <text:p>26889353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6882644" calcext:value-type="float">
            <text:p>2688264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6887398" calcext:value-type="float">
            <text:p>26887398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 table:number-columns-repeated="2"/>
        </table:table-row>
        <table:table-row table:style-name="ro1">
          <table:table-cell office:value-type="float" office:value="33288273" calcext:value-type="float">
            <text:p>3328827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304862" calcext:value-type="float">
            <text:p>3330486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304402" calcext:value-type="float">
            <text:p>3330440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23178" calcext:value-type="float">
            <text:p>231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23650" calcext:value-type="float">
            <text:p>236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 table:number-columns-repeated="6"/>
        </table:table-row>
        <table:table-row table:style-name="ro1">
          <table:table-cell office:value-type="float" office:value="331259" calcext:value-type="float">
            <text:p>331259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331356" calcext:value-type="float">
            <text:p>331356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 table:number-columns-repeated="6"/>
        </table:table-row>
        <table:table-row table:style-name="ro1">
          <table:table-cell office:value-type="float" office:value="1325046" calcext:value-type="float">
            <text:p>13250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1324731" calcext:value-type="float">
            <text:p>13247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 table:number-columns-repeated="6"/>
        </table:table-row>
        <table:table-row table:style-name="ro1">
          <table:table-cell office:value-type="float" office:value="2982595" calcext:value-type="float">
            <text:p>29825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2989614" calcext:value-type="float">
            <text:p>29896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 table:number-columns-repeated="6"/>
        </table:table-row>
        <table:table-row table:style-name="ro1">
          <table:table-cell office:value-type="float" office:value="5318516" calcext:value-type="float">
            <text:p>53185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5324456" calcext:value-type="float">
            <text:p>532445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 table:number-columns-repeated="6"/>
        </table:table-row>
        <table:table-row table:style-name="ro1">
          <table:table-cell office:value-type="float" office:value="8298558" calcext:value-type="float">
            <text:p>82985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8284188" calcext:value-type="float">
            <text:p>82841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 table:number-columns-repeated="6"/>
        </table:table-row>
        <table:table-row table:style-name="ro1">
          <table:table-cell office:value-type="float" office:value="11964468" calcext:value-type="float">
            <text:p>1196446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11960140" calcext:value-type="float">
            <text:p>1196014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 table:number-columns-repeated="6"/>
        </table:table-row>
        <table:table-row table:style-name="ro1">
          <table:table-cell office:value-type="float" office:value="16251419" calcext:value-type="float">
            <text:p>1625141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16259575" calcext:value-type="float">
            <text:p>1625957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 table:number-columns-repeated="6"/>
        </table:table-row>
        <table:table-row table:style-name="ro1">
          <table:table-cell office:value-type="float" office:value="21582460" calcext:value-type="float">
            <text:p>2158246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21594110" calcext:value-type="float">
            <text:p>215941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 table:number-columns-repeated="6"/>
        </table:table-row>
        <table:table-row table:style-name="ro1">
          <table:table-cell office:value-type="float" office:value="26948951" calcext:value-type="float">
            <text:p>2694895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26885102" calcext:value-type="float">
            <text:p>2688510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 table:number-columns-repeated="6"/>
        </table:table-row>
        <table:table-row table:style-name="ro1">
          <table:table-cell office:value-type="float" office:value="33305322" calcext:value-type="float">
            <text:p>3330532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33285925" calcext:value-type="float">
            <text:p>3328592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 table:number-columns-repeated="6"/>
        </table:table-row>
        <table:table-row table:style-name="ro1" table:number-rows-repeated="40">
          <table:table-cell table:number-columns-repeated="13"/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 table:number-columns-repeated="10"/>
        </table:table-row>
        <table:table-row table:style-name="ro1">
          <table:table-cell office:value-type="float" office:value="331356" calcext:value-type="float">
            <text:p>331356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 table:number-columns-repeated="10"/>
        </table:table-row>
        <table:table-row table:style-name="ro1">
          <table:table-cell office:value-type="float" office:value="1324731" calcext:value-type="float">
            <text:p>13247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 table:number-columns-repeated="10"/>
        </table:table-row>
        <table:table-row table:style-name="ro1">
          <table:table-cell office:value-type="float" office:value="2989614" calcext:value-type="float">
            <text:p>298961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 table:number-columns-repeated="10"/>
        </table:table-row>
        <table:table-row table:style-name="ro1">
          <table:table-cell office:value-type="float" office:value="5324456" calcext:value-type="float">
            <text:p>532445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 table:number-columns-repeated="10"/>
        </table:table-row>
        <table:table-row table:style-name="ro1">
          <table:table-cell office:value-type="float" office:value="8284188" calcext:value-type="float">
            <text:p>82841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 table:number-columns-repeated="10"/>
        </table:table-row>
        <table:table-row table:style-name="ro1">
          <table:table-cell office:value-type="float" office:value="11960140" calcext:value-type="float">
            <text:p>1196014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 table:number-columns-repeated="10"/>
        </table:table-row>
        <table:table-row table:style-name="ro1">
          <table:table-cell office:value-type="float" office:value="16259575" calcext:value-type="float">
            <text:p>1625957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 table:number-columns-repeated="10"/>
        </table:table-row>
        <table:table-row table:style-name="ro1">
          <table:table-cell office:value-type="float" office:value="21594110" calcext:value-type="float">
            <text:p>215941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 table:number-columns-repeated="10"/>
        </table:table-row>
        <table:table-row table:style-name="ro1">
          <table:table-cell office:value-type="float" office:value="26885102" calcext:value-type="float">
            <text:p>2688510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 table:number-columns-repeated="10"/>
        </table:table-row>
        <table:table-row table:style-name="ro1">
          <table:table-cell office:value-type="float" office:value="33285925" calcext:value-type="float">
            <text:p>3328592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2-29T00:38:16.613949719</dc:date>
    <meta:editing-duration>PT8M26S</meta:editing-duration>
    <meta:editing-cycles>1</meta:editing-cycles>
    <meta:document-statistic meta:table-count="1" meta:cell-count="397" meta:object-count="0"/>
    <meta:generator>LibreOffice/6.4.0.3$Linux_X86_64 LibreOffice_project/b0a288ab3d2d4774cb44b62f04d5d28733ac6df8</meta:generator>
  </office:meta>
</office:document-meta>
</file>